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07772" officeooo:paragraph-rsid="00107772" style:font-size-asian="12.25pt" style:font-size-complex="14pt"/>
    </style:style>
    <style:style style:name="P2" style:family="paragraph" style:parent-style-name="Standard">
      <style:text-properties officeooo:rsid="00107772" officeooo:paragraph-rsid="00107772"/>
    </style:style>
    <style:style style:name="P3" style:family="paragraph" style:parent-style-name="Standard">
      <style:text-properties officeooo:rsid="0010e596" officeooo:paragraph-rsid="0010e596"/>
    </style:style>
    <style:style style:name="P4" style:family="paragraph" style:parent-style-name="Standard" style:list-style-name="L2">
      <style:text-properties officeooo:rsid="0010e596" officeooo:paragraph-rsid="0010e596"/>
    </style:style>
    <style:style style:name="P5" style:family="paragraph" style:parent-style-name="Standard">
      <style:text-properties style:text-underline-style="solid" style:text-underline-width="auto" style:text-underline-color="font-color" officeooo:rsid="0010e596" officeooo:paragraph-rsid="0010e596"/>
    </style:style>
    <style:style style:name="P6" style:family="paragraph" style:parent-style-name="Standard" style:list-style-name="L4">
      <style:text-properties style:text-underline-style="solid" style:text-underline-width="auto" style:text-underline-color="font-color" officeooo:rsid="0010e596" officeooo:paragraph-rsid="0010e596"/>
    </style:style>
    <style:style style:name="P7" style:family="paragraph" style:parent-style-name="Standard" style:list-style-name="L4">
      <style:text-properties style:text-underline-style="solid" style:text-underline-width="auto" style:text-underline-color="font-color" officeooo:rsid="0010e596" officeooo:paragraph-rsid="0011f29a"/>
    </style:style>
    <style:style style:name="P8" style:family="paragraph" style:parent-style-name="Standard" style:list-style-name="L4">
      <style:text-properties style:text-underline-style="solid" style:text-underline-width="auto" style:text-underline-color="font-color" officeooo:rsid="0010e596" officeooo:paragraph-rsid="00125b0b"/>
    </style:style>
    <style:style style:name="P9" style:family="paragraph" style:parent-style-name="Standard">
      <style:text-properties style:text-underline-style="solid" style:text-underline-width="auto" style:text-underline-color="font-color" officeooo:rsid="0010e596" officeooo:paragraph-rsid="0011f29a"/>
    </style:style>
    <style:style style:name="P10" style:family="paragraph" style:parent-style-name="Standard">
      <style:text-properties style:text-underline-style="solid" style:text-underline-width="auto" style:text-underline-color="font-color" officeooo:rsid="0010e596" officeooo:paragraph-rsid="00125b0b"/>
    </style:style>
    <style:style style:name="P11" style:family="paragraph" style:parent-style-name="Standard">
      <style:text-properties style:text-underline-style="solid" style:text-underline-width="auto" style:text-underline-color="font-color" officeooo:rsid="0011f29a" officeooo:paragraph-rsid="0011f29a"/>
    </style:style>
    <style:style style:name="P12" style:family="paragraph" style:parent-style-name="Standard">
      <style:text-properties style:text-underline-style="none" officeooo:rsid="0010e596" officeooo:paragraph-rsid="0010e596"/>
    </style:style>
    <style:style style:name="P13" style:family="paragraph" style:parent-style-name="Standard" style:list-style-name="L4">
      <style:text-properties style:text-underline-style="none" officeooo:rsid="0010e596" officeooo:paragraph-rsid="0010e596"/>
    </style:style>
    <style:style style:name="P14" style:family="paragraph" style:parent-style-name="Standard" style:list-style-name="L4">
      <style:text-properties style:text-underline-style="none" officeooo:rsid="0010e596" officeooo:paragraph-rsid="0011f29a"/>
    </style:style>
    <style:style style:name="P15" style:family="paragraph" style:parent-style-name="Standard" style:list-style-name="L4">
      <style:text-properties style:text-underline-style="none" officeooo:rsid="0010e596" officeooo:paragraph-rsid="00125b0b"/>
    </style:style>
    <style:style style:name="P16" style:family="paragraph" style:parent-style-name="Standard">
      <style:text-properties style:text-underline-style="none" officeooo:rsid="0010e596" officeooo:paragraph-rsid="0011f29a"/>
    </style:style>
    <style:style style:name="P17" style:family="paragraph" style:parent-style-name="Standard">
      <style:text-properties style:text-underline-style="none" officeooo:rsid="0010e596" officeooo:paragraph-rsid="00125b0b"/>
    </style:style>
    <style:style style:name="P18" style:family="paragraph" style:parent-style-name="Standard">
      <style:text-properties style:text-underline-style="none" officeooo:rsid="0011f29a" officeooo:paragraph-rsid="0011f29a"/>
    </style:style>
    <style:style style:name="P19" style:family="paragraph" style:parent-style-name="Standard" style:list-style-name="L4">
      <style:text-properties style:text-underline-style="none" officeooo:rsid="0011f29a" officeooo:paragraph-rsid="0011f29a"/>
    </style:style>
    <style:style style:name="P20" style:family="paragraph" style:parent-style-name="Standard" style:list-style-name="L4">
      <style:text-properties style:text-underline-style="none" officeooo:rsid="00125b0b" officeooo:paragraph-rsid="00125b0b"/>
    </style:style>
    <style:style style:name="P21" style:family="paragraph" style:parent-style-name="Standard">
      <style:text-properties style:text-underline-style="none" officeooo:rsid="00125b0b" officeooo:paragraph-rsid="00125b0b"/>
    </style:style>
    <style:style style:name="P22" style:family="paragraph" style:parent-style-name="Standard">
      <style:text-properties fo:font-size="15pt" style:text-underline-style="solid" style:text-underline-width="auto" style:text-underline-color="font-color" officeooo:rsid="00125b0b" officeooo:paragraph-rsid="00125b0b" style:font-size-asian="15pt" style:font-size-complex="15pt"/>
    </style:style>
    <style:style style:name="P2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07772" officeooo:paragraph-rsid="00107772" style:font-size-asian="20pt" style:font-size-complex="20pt"/>
    </style:style>
    <style:style style:name="P24" style:family="paragraph" style:parent-style-name="Standard">
      <style:text-properties fo:font-size="13pt" style:text-underline-style="solid" style:text-underline-width="auto" style:text-underline-color="font-color" officeooo:rsid="0010e596" officeooo:paragraph-rsid="0010e596" style:font-size-asian="13pt" style:font-size-complex="13pt"/>
    </style:style>
    <style:style style:name="P25" style:family="paragraph" style:parent-style-name="Standard">
      <style:text-properties fo:font-size="13pt" style:text-underline-style="solid" style:text-underline-width="auto" style:text-underline-color="font-color" officeooo:rsid="0011f29a" officeooo:paragraph-rsid="0011f29a" style:font-size-asian="13pt" style:font-size-complex="13pt"/>
    </style:style>
    <style:style style:name="P26" style:family="paragraph" style:parent-style-name="Standard">
      <style:text-properties fo:font-size="13pt" style:text-underline-style="solid" style:text-underline-width="auto" style:text-underline-color="font-color" officeooo:rsid="00125b0b" officeooo:paragraph-rsid="00125b0b" style:font-size-asian="13pt" style:font-size-complex="13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1f29a"/>
    </style:style>
    <style:style style:name="T3" style:family="text">
      <style:text-properties officeooo:rsid="00125b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Informe</text:p>
      <text:p text:style-name="P1"/>
      <text:p text:style-name="P2">Se desarrollo una clase llamada “FinancialService” en Python 2.7 por la necesidad de realizar estadísticas y análisis técnicos de diferentes valores bursátiles.</text:p>
      <text:p text:style-name="P2"/>
      <text:p text:style-name="P3">La clase se compone de los siguientes 11 métodos:</text:p>
      <text:list xml:id="list3134682332139854425" text:style-name="L2">
        <text:list-item>
          <text:p text:style-name="P4">ExponencialAverage</text:p>
        </text:list-item>
        <text:list-item>
          <text:p text:style-name="P4">SMA</text:p>
        </text:list-item>
        <text:list-item>
          <text:p text:style-name="P4">ADX</text:p>
        </text:list-item>
        <text:list-item>
          <text:p text:style-name="P4">StandardDeviation</text:p>
        </text:list-item>
        <text:list-item>
          <text:p text:style-name="P4">CoefficientOfVariation</text:p>
        </text:list-item>
        <text:list-item>
          <text:p text:style-name="P4">MACD</text:p>
        </text:list-item>
        <text:list-item>
          <text:p text:style-name="P4">Signal</text:p>
        </text:list-item>
        <text:list-item>
          <text:p text:style-name="P4">OBV</text:p>
        </text:list-item>
        <text:list-item>
          <text:p text:style-name="P4">CCI</text:p>
        </text:list-item>
        <text:list-item>
          <text:p text:style-name="P4">K</text:p>
        </text:list-item>
        <text:list-item>
          <text:p text:style-name="P4">D</text:p>
        </text:list-item>
      </text:list>
      <text:p text:style-name="P3"/>
      <text:p text:style-name="P24">ExponencialAverage</text:p>
      <text:p text:style-name="P5"/>
      <text:list xml:id="list3834249377818292916" text:style-name="L4">
        <text:list-item>
          <text:p text:style-name="P13"><text:span text:style-name="T1">Perfil:</text:span> “ExponencialAverage(self,stockPrices,period)”</text:p>
        </text:list-item>
        <text:list-item>
          <text:p text:style-name="P13"><text:span text:style-name="T1">Parámetros de entrada:</text:span> </text:p>
          <text:list>
            <text:list-item>
              <text:p text:style-name="P13">stockPrices: lista con valores del tipo flotante</text:p>
            </text:list-item>
            <text:list-item>
              <text:p text:style-name="P13">period: entero</text:p>
            </text:list-item>
          </text:list>
        </text:list-item>
        <text:list-item>
          <text:p text:style-name="P6">Datos de Salida:</text:p>
          <text:list>
            <text:list-item>
              <text:p text:style-name="P13">Lista con la media exponencial calculada.</text:p>
            </text:list-item>
          </text:list>
        </text:list-item>
      </text:list>
      <text:p text:style-name="P12"/>
      <text:p text:style-name="P24">SMA</text:p>
      <text:p text:style-name="P5"/>
      <text:list xml:id="list173315712363447" text:continue-numbering="true" text:style-name="L4">
        <text:list-item>
          <text:p text:style-name="P13"><text:span text:style-name="T1">Perfil:</text:span> “SMA(self,stockPrices,period)”</text:p>
        </text:list-item>
        <text:list-item>
          <text:p text:style-name="P13"><text:span text:style-name="T1">Parámetros de entrada:</text:span> </text:p>
          <text:list>
            <text:list-item>
              <text:p text:style-name="P13">stockPrices: lista con valores del tipo flotante</text:p>
            </text:list-item>
            <text:list-item>
              <text:p text:style-name="P13">period: entero</text:p>
            </text:list-item>
          </text:list>
        </text:list-item>
        <text:list-item>
          <text:p text:style-name="P6">Datos de Salida:</text:p>
          <text:list>
            <text:list-item>
              <text:p text:style-name="P13">Lista con la media exponencial calculada.</text:p>
            </text:list-item>
          </text:list>
        </text:list-item>
      </text:list>
      <text:p text:style-name="P12"/>
      <text:p text:style-name="P24">ADX</text:p>
      <text:p text:style-name="P5"/>
      <text:list xml:id="list173315375152593" text:continue-numbering="true" text:style-name="L4">
        <text:list-item>
          <text:p text:style-name="P13"><text:span text:style-name="T1">Perfil:</text:span> “ADX(self,StockPrices,StockPricesHigh,StockPricesLow,period)”</text:p>
        </text:list-item>
        <text:list-item>
          <text:p text:style-name="P13"><text:span text:style-name="T1">Parámetros de entrada:</text:span> </text:p>
          <text:list>
            <text:list-item>
              <text:p text:style-name="P13">stockPrices,stockPricesHigh,stockPricesLow: lista con valores del tipo flotante</text:p>
            </text:list-item>
            <text:list-item>
              <text:p text:style-name="P13">period: entero</text:p>
            </text:list-item>
          </text:list>
        </text:list-item>
        <text:list-item>
          <text:p text:style-name="P6">Datos de Salida:</text:p>
          <text:list>
            <text:list-item>
              <text:p text:style-name="P13">Lista con <text:span text:style-name="T2">ADX</text:span> calculada.</text:p>
            </text:list-item>
          </text:list>
        </text:list-item>
      </text:list>
      <text:p text:style-name="P11"/>
      <text:p text:style-name="P25">StandardDeviation</text:p>
      <text:p text:style-name="P9"/>
      <text:list xml:id="list173316436735708" text:continue-numbering="true" text:style-name="L4">
        <text:list-item>
          <text:p text:style-name="P14"><text:span text:style-name="T1">Perfil:</text:span> “<text:span text:style-name="T2">StandardDeviation(self,array)</text:span>”</text:p>
        </text:list-item>
        <text:list-item>
          <text:p text:style-name="P14"><text:span text:style-name="T1">Parámetros de entrada:</text:span> </text:p>
          <text:list>
            <text:list-item>
              <text:p text:style-name="P14"><text:soft-page-break/><text:span text:style-name="T2">array</text:span>: lista con valores del tipo flotante</text:p>
            </text:list-item>
          </text:list>
        </text:list-item>
        <text:list-item>
          <text:p text:style-name="P7">Datos de Salida:</text:p>
          <text:list>
            <text:list-item>
              <text:p text:style-name="P19">valor de la desviación estándar del arreglo.</text:p>
            </text:list-item>
          </text:list>
        </text:list-item>
      </text:list>
      <text:p text:style-name="P12"/>
      <text:p text:style-name="P25">CoefficientOfVariation</text:p>
      <text:p text:style-name="P9"/>
      <text:list xml:id="list173316289557436" text:continue-numbering="true" text:style-name="L4">
        <text:list-item>
          <text:p text:style-name="P14"><text:span text:style-name="T1">Perfil:</text:span> “<text:span text:style-name="T2">CoefficientOfVariation(self,array)</text:span>”</text:p>
        </text:list-item>
        <text:list-item>
          <text:p text:style-name="P14"><text:span text:style-name="T1">Parámetros de entrada:</text:span> </text:p>
          <text:list>
            <text:list-item>
              <text:p text:style-name="P14"><text:span text:style-name="T2">array</text:span>: lista con valores del tipo flotante</text:p>
            </text:list-item>
          </text:list>
        </text:list-item>
        <text:list-item>
          <text:p text:style-name="P7">Datos de Salida:</text:p>
          <text:list>
            <text:list-item>
              <text:p text:style-name="P19">valor de el coeficiente de variación del arreglo.</text:p>
            </text:list-item>
          </text:list>
        </text:list-item>
      </text:list>
      <text:p text:style-name="P18"/>
      <text:p text:style-name="P25">MACD</text:p>
      <text:p text:style-name="P9"/>
      <text:list xml:id="list173317449085986" text:continue-numbering="true" text:style-name="L4">
        <text:list-item>
          <text:p text:style-name="P14"><text:span text:style-name="T1">Perfil:</text:span> “<text:span text:style-name="T2">MACD(self,stockPrices,shortPeriod,longPeriod)</text:span>”</text:p>
        </text:list-item>
        <text:list-item>
          <text:p text:style-name="P14"><text:span text:style-name="T1">Parámetros de entrada:</text:span> </text:p>
          <text:list>
            <text:list-item>
              <text:p text:style-name="P14">stockPrices: lista con valores del tipo flotante</text:p>
            </text:list-item>
            <text:list-item>
              <text:p text:style-name="P14"><text:span text:style-name="T2">shortPerid,longPeriod</text:span>: entero</text:p>
            </text:list-item>
          </text:list>
        </text:list-item>
        <text:list-item>
          <text:p text:style-name="P7">Datos de Salida:</text:p>
          <text:list>
            <text:list-item>
              <text:p text:style-name="P14">Lista con <text:span text:style-name="T2">MACD</text:span> calculada.</text:p>
            </text:list-item>
          </text:list>
        </text:list-item>
      </text:list>
      <text:p text:style-name="P16"/>
      <text:p text:style-name="P25">Signal</text:p>
      <text:p text:style-name="P9"/>
      <text:list xml:id="list173315747775188" text:continue-numbering="true" text:style-name="L4">
        <text:list-item>
          <text:p text:style-name="P14"><text:span text:style-name="T1">Perfil:</text:span> “<text:span text:style-name="T2">Signal(self,MACDArray,period)</text:span>”</text:p>
        </text:list-item>
        <text:list-item>
          <text:p text:style-name="P14"><text:span text:style-name="T1">Parámetros de entrada:</text:span> </text:p>
          <text:list>
            <text:list-item>
              <text:p text:style-name="P14"><text:span text:style-name="T2">MACDArray</text:span>: Lista con <text:span text:style-name="T2">MACD</text:span> calculada.</text:p>
            </text:list-item>
            <text:list-item>
              <text:p text:style-name="P14"><text:span text:style-name="T2">period</text:span>: entero</text:p>
            </text:list-item>
          </text:list>
        </text:list-item>
        <text:list-item>
          <text:p text:style-name="P7">Datos de Salida:</text:p>
          <text:list>
            <text:list-item>
              <text:p text:style-name="P14">Lista con <text:span text:style-name="T2">Signal</text:span> calculada.</text:p>
            </text:list-item>
          </text:list>
        </text:list-item>
      </text:list>
      <text:p text:style-name="P16"/>
      <text:p text:style-name="P25">OBV</text:p>
      <text:p text:style-name="P9"/>
      <text:list xml:id="list173315902896032" text:continue-numbering="true" text:style-name="L4">
        <text:list-item>
          <text:p text:style-name="P14"><text:span text:style-name="T1">Perfil:</text:span> “<text:span text:style-name="T2">OBV (self,StockPrice,volume)</text:span>”</text:p>
        </text:list-item>
        <text:list-item>
          <text:p text:style-name="P14"><text:span text:style-name="T1">Parámetros de entrada:</text:span> </text:p>
          <text:list>
            <text:list-item>
              <text:p text:style-name="P14"><text:span text:style-name="T2">StockPrice</text:span>: lista con valores del tipo flotante</text:p>
            </text:list-item>
            <text:list-item>
              <text:p text:style-name="P14"><text:span text:style-name="T2">volume</text:span>: entero</text:p>
            </text:list-item>
          </text:list>
        </text:list-item>
        <text:list-item>
          <text:p text:style-name="P7">Datos de Salida:</text:p>
          <text:list>
            <text:list-item>
              <text:p text:style-name="P14">Lista con <text:span text:style-name="T2">OBV</text:span> calculada.</text:p>
            </text:list-item>
          </text:list>
        </text:list-item>
      </text:list>
      <text:p text:style-name="P16"/>
      <text:p text:style-name="P25">CCI</text:p>
      <text:p text:style-name="P9"/>
      <text:list xml:id="list173315976646523" text:continue-numbering="true" text:style-name="L4">
        <text:list-item>
          <text:p text:style-name="P14"><text:span text:style-name="T1">Perfil:</text:span> “<text:span text:style-name="T2">CCI(self,StockPrices,StockPricesHigh,StockPricesLow,period)</text:span>”</text:p>
        </text:list-item>
        <text:list-item>
          <text:p text:style-name="P14"><text:span text:style-name="T1">Parámetros de entrada:</text:span> </text:p>
          <text:list>
            <text:list-item>
              <text:p text:style-name="P14">stockPrices,stockPricesHigh,stockPricesLow: lista con valores del tipo flotante</text:p>
            </text:list-item>
            <text:list-item>
              <text:p text:style-name="P14">period: entero</text:p>
            </text:list-item>
          </text:list>
        </text:list-item>
        <text:list-item>
          <text:p text:style-name="P7">Datos de Salida:</text:p>
          <text:list>
            <text:list-item>
              <text:p text:style-name="P14">Lista con <text:span text:style-name="T3">CCI</text:span> calculada.</text:p>
            </text:list-item>
          </text:list>
        </text:list-item>
      </text:list>
      <text:p text:style-name="P16"/>
      <text:p text:style-name="P26">K</text:p>
      <text:p text:style-name="P10"><text:soft-page-break/></text:p>
      <text:list xml:id="list173315837893022" text:continue-numbering="true" text:style-name="L4">
        <text:list-item>
          <text:p text:style-name="P15"><text:span text:style-name="T1">Perfil:</text:span> “<text:span text:style-name="T3">K(self,StockPrices,StockPricesHigh,StockPricesLow)</text:span>”</text:p>
        </text:list-item>
        <text:list-item>
          <text:p text:style-name="P15"><text:span text:style-name="T1">Parámetros de entrada:</text:span> </text:p>
          <text:list>
            <text:list-item>
              <text:p text:style-name="P15">stockPrices,stockPricesHigh,stockPricesLow: lista con valores del tipo flotante</text:p>
            </text:list-item>
          </text:list>
        </text:list-item>
        <text:list-item>
          <text:p text:style-name="P8">Datos de Salida:</text:p>
          <text:list>
            <text:list-item>
              <text:p text:style-name="P15">Lista con <text:span text:style-name="T3">estocástico K</text:span> calculad<text:span text:style-name="T3">o</text:span>.</text:p>
            </text:list-item>
          </text:list>
        </text:list-item>
      </text:list>
      <text:p text:style-name="P17"/>
      <text:p text:style-name="P26">D</text:p>
      <text:p text:style-name="P10"/>
      <text:list xml:id="list173315566259992" text:continue-numbering="true" text:style-name="L4">
        <text:list-item>
          <text:p text:style-name="P15"><text:span text:style-name="T1">Perfil:</text:span> “<text:span text:style-name="T3">D(self,StockPrices,StockPricesHigh,StockPricesLow,period)</text:span>”</text:p>
        </text:list-item>
        <text:list-item>
          <text:p text:style-name="P15"><text:span text:style-name="T1">Parámetros de entrada:</text:span> </text:p>
          <text:list>
            <text:list-item>
              <text:p text:style-name="P15">stockPrices,stockPricesHigh,stockPricesLow: lista con valores del tipo flotante</text:p>
            </text:list-item>
            <text:list-item>
              <text:p text:style-name="P20">period: entero</text:p>
            </text:list-item>
          </text:list>
        </text:list-item>
        <text:list-item>
          <text:p text:style-name="P8">Datos de Salida:</text:p>
          <text:list>
            <text:list-item>
              <text:p text:style-name="P15">Lista con <text:span text:style-name="T3">estocástico D</text:span> calculad<text:span text:style-name="T3">o</text:span>.</text:p>
            </text:list-item>
          </text:list>
        </text:list-item>
      </text:list>
      <text:p text:style-name="P17"/>
      <text:p text:style-name="P22">Casos de Uso</text:p>
      <text:p text:style-name="P21"/>
      <text:p text:style-name="P21">Los casos de uso de cada método están comentados en el código de la cla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1T16:31:28.655111197</meta:creation-date>
    <dc:date>2015-01-31T17:33:15.229507973</dc:date>
    <meta:editing-duration>PT5S</meta:editing-duration>
    <meta:editing-cycles>1</meta:editing-cycles>
    <meta:document-statistic meta:table-count="0" meta:image-count="0" meta:object-count="0" meta:page-count="3" meta:paragraph-count="90" meta:word-count="383" meta:character-count="2659" meta:non-whitespace-character-count="2429"/>
    <meta:generator>LibreOffice/4.2.6.3$Linux_X86_64 LibreOffice_project/3fd416d4c6db7d3204c17ce57a1d70f6e531ee21</meta:generator>
  </office:meta>
</office:document-meta>
</file>